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4*"/>
    </style:style>
    <style:style style:name="Table2.B" style:family="table-column">
      <style:table-column-properties style:column-width="2.2313in" style:rel-column-width="21846*"/>
    </style:style>
    <style:style style:name="Table2.C"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409in"/>
    </style:style>
    <style:style style:name="Table4.B" style:family="table-column">
      <style:table-column-properties style:column-width="0.5597in"/>
    </style:style>
    <style:style style:name="Table4.C" style:family="table-column">
      <style:table-column-properties style:column-width="2.2625in"/>
    </style:style>
    <style:style style:name="Table4.D" style:family="table-column">
      <style:table-column-properties style:column-width="2.466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3.1146in"/>
    </style:style>
    <style:style style:name="Table12.B" style:family="table-column">
      <style:table-column-properties style:column-width="2.7917in"/>
    </style:style>
    <style:style style:name="Table12.C" style:family="table-column">
      <style:table-column-properties style:column-width="0.7917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B12" style:family="table-cell" style:data-style-name="N0">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rsid="008c9c25" officeooo:paragraph-rsid="00db630d"/>
    </style:style>
    <style:style style:name="P202" style:family="paragraph" style:parent-style-name="Text_20_body">
      <style:text-properties officeooo:paragraph-rsid="008c9c25"/>
    </style:style>
    <style:style style:name="P203" style:family="paragraph" style:parent-style-name="Text_20_body">
      <style:text-properties officeooo:rsid="0098b87b" officeooo:paragraph-rsid="0098b87b"/>
    </style:style>
    <style:style style:name="P204" style:family="paragraph" style:parent-style-name="Text_20_body">
      <style:text-properties officeooo:rsid="00a18379" officeooo:paragraph-rsid="00a18379"/>
    </style:style>
    <style:style style:name="P205" style:family="paragraph" style:parent-style-name="Text_20_body">
      <style:text-properties officeooo:rsid="00abb67e" officeooo:paragraph-rsid="00abb67e"/>
    </style:style>
    <style:style style:name="P206" style:family="paragraph" style:parent-style-name="Text_20_body">
      <style:text-properties officeooo:paragraph-rsid="00abb67e"/>
    </style:style>
    <style:style style:name="P207" style:family="paragraph" style:parent-style-name="Text_20_body">
      <style:text-properties officeooo:rsid="00acf6da" officeooo:paragraph-rsid="00acf6da"/>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Heading_20_1">
      <style:text-properties officeooo:rsid="008c9c25" officeooo:paragraph-rsid="008c9c25"/>
    </style:style>
    <style:style style:name="P211" style:family="paragraph" style:parent-style-name="Heading_20_1">
      <style:text-properties officeooo:rsid="00a18379" officeooo:paragraph-rsid="00a18379"/>
    </style:style>
    <style:style style:name="P212" style:family="paragraph" style:parent-style-name="Heading_20_1">
      <style:text-properties officeooo:rsid="00947fbf" officeooo:paragraph-rsid="00947fbf"/>
    </style:style>
    <style:style style:name="P213" style:family="paragraph" style:parent-style-name="Heading_20_1">
      <style:text-properties style:text-underline-style="none" officeooo:rsid="00a99f77" officeooo:paragraph-rsid="00a99f77"/>
    </style:style>
    <style:style style:name="P214" style:family="paragraph" style:parent-style-name="Heading_20_1">
      <style:text-properties officeooo:rsid="00abb67e" officeooo:paragraph-rsid="00abb67e"/>
    </style:style>
    <style:style style:name="P215" style:family="paragraph" style:parent-style-name="Table_20_Contents">
      <style:text-properties officeooo:rsid="00db906c" officeooo:paragraph-rsid="00db906c"/>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203">Copyright © Goran Dakov, 2019</text:p>
      <text:p text:style-name="P2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744_2500781647" text:style-name="Index_20_Link" text:visited-style-name="Index_20_Link">Memory model:<text:tab/>1</text:a></text:p>
          <text:p text:style-name="P208"><text:a xlink:type="simple" xlink:href="#__RefHeading___Toc3746_2500781647" text:style-name="Index_20_Link" text:visited-style-name="Index_20_Link">Flags register<text:tab/>2</text:a></text:p>
          <text:p text:style-name="P208"><text:a xlink:type="simple" xlink:href="#__RefHeading___Toc3748_2500781647" text:style-name="Index_20_Link" text:visited-style-name="Index_20_Link">General Purpose registers:<text:tab/>2</text:a></text:p>
          <text:p text:style-name="P208"><text:a xlink:type="simple" xlink:href="#__RefHeading___Toc3750_2500781647" text:style-name="Index_20_Link" text:visited-style-name="Index_20_Link">VLIW-like encoding<text:tab/>2</text:a></text:p>
          <text:p text:style-name="P208"><text:a xlink:type="simple" xlink:href="#__RefHeading___Toc3904_1310639310" text:style-name="Index_20_Link" text:visited-style-name="Index_20_Link">Load-Store Plus<text:tab/>3</text:a></text:p>
          <text:p text:style-name="P208"><text:a xlink:type="simple" xlink:href="#__RefHeading___Toc3752_2500781647" text:style-name="Index_20_Link" text:visited-style-name="Index_20_Link">Instruction classes:<text:tab/>3</text:a></text:p>
          <text:p text:style-name="P209"><text:a xlink:type="simple" xlink:href="#__RefHeading___Toc3754_2500781647" text:style-name="Index_20_Link" text:visited-style-name="Index_20_Link">General Purpose<text:tab/>3</text:a></text:p>
          <text:p text:style-name="P209"><text:a xlink:type="simple" xlink:href="#__RefHeading___Toc3756_2500781647" text:style-name="Index_20_Link" text:visited-style-name="Index_20_Link">Load / Store Instructions<text:tab/>9</text:a></text:p>
          <text:p text:style-name="P209"><text:a xlink:type="simple" xlink:href="#__RefHeading___Toc3758_2500781647" text:style-name="Index_20_Link" text:visited-style-name="Index_20_Link">Integer SIMD instructions<text:tab/>14</text:a></text:p>
          <text:p text:style-name="P209"><text:a xlink:type="simple" xlink:href="#__RefHeading___Toc3760_2500781647" text:style-name="Index_20_Link" text:visited-style-name="Index_20_Link">Floating Point instructions<text:tab/>15</text:a></text:p>
          <text:p text:style-name="P209"><text:a xlink:type="simple" xlink:href="#__RefHeading___Toc3762_2500781647" text:style-name="Index_20_Link" text:visited-style-name="Index_20_Link">Double-like Precision<text:tab/>17</text:a></text:p>
          <text:p text:style-name="P209"><text:a xlink:type="simple" xlink:href="#__RefHeading___Toc3764_2500781647" text:style-name="Index_20_Link" text:visited-style-name="Index_20_Link">Single-like precision<text:tab/>18</text:a></text:p>
          <text:p text:style-name="P209"><text:a xlink:type="simple" xlink:href="#__RefHeading___Toc3766_2500781647" text:style-name="Index_20_Link" text:visited-style-name="Index_20_Link">Extended-like Precision<text:tab/>19</text:a></text:p>
          <text:p text:style-name="P209"><text:a xlink:type="simple" xlink:href="#__RefHeading___Toc3768_2500781647" text:style-name="Index_20_Link" text:visited-style-name="Index_20_Link">Divide/Square root/logic<text:tab/>19</text:a></text:p>
          <text:p text:style-name="P209"><text:a xlink:type="simple" xlink:href="#__RefHeading___Toc3770_2500781647" text:style-name="Index_20_Link" text:visited-style-name="Index_20_Link">System Instructions<text:tab/>21</text:a></text:p>
          <text:p text:style-name="P208"><text:a xlink:type="simple" xlink:href="#__RefHeading___Toc3772_2500781647" text:style-name="Index_20_Link" text:visited-style-name="Index_20_Link">Page table entry format:<text:tab/>24</text:a></text:p>
          <text:p text:style-name="P208"><text:a xlink:type="simple" xlink:href="#__RefHeading___Toc3774_2500781647" text:style-name="Index_20_Link" text:visited-style-name="Index_20_Link">Indirect branch table format:<text:tab/>24</text:a></text:p>
          <text:p text:style-name="P208"><text:a xlink:type="simple" xlink:href="#__RefHeading___Toc3987_2513250303" text:style-name="Index_20_Link" text:visited-style-name="Index_20_Link">EDGE-like extensions<text:tab/>25</text:a></text:p>
          <text:p text:style-name="P208"><text:a xlink:type="simple" xlink:href="#__RefHeading___Toc4079_3978775894" text:style-name="Index_20_Link" text:visited-style-name="Index_20_Link">Exceptions / Traps<text:tab/>25</text:a></text:p>
        </text:index-body>
      </text:table-of-content>
      <text:p text:style-name="P203"/>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ext:soft-page-break/>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PF=1</text:p>
          </table:table-cell>
        </table:table-row>
        <table:table-row>
          <table:table-cell table:style-name="Table16.A2" office:value-type="string">
            <text:p text:style-name="P139">Less than</text:p>
          </table:table-cell>
          <table:table-cell table:style-name="Table16.B2" office:value-type="string">
            <text:p text:style-name="P139">CF=1 ZF=0 SF=1 PF=0</text:p>
          </table:table-cell>
        </table:table-row>
        <table:table-row>
          <table:table-cell table:style-name="Table16.A2" office:value-type="string">
            <text:p text:style-name="P139">Greater Than</text:p>
          </table:table-cell>
          <table:table-cell table:style-name="Table16.B2" office:value-type="string">
            <text:p text:style-name="P139">CF=0 ZF=0 SF=0 PF=0</text:p>
          </table:table-cell>
        </table:table-row>
        <table:table-row>
          <table:table-cell table:style-name="Table16.A2" office:value-type="string">
            <text:p text:style-name="P139">Equals</text:p>
          </table:table-cell>
          <table:table-cell table:style-name="Table16.B2" office:value-type="string">
            <text:p text:style-name="P139">CF=0 ZF=1 SF=0 P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137">Register number 16 is the special load register, it might not be preserved between a special load and the following instruction.</text:p>
      <text:p text:style-name="P137">The registers with numbers 0-15 have lower code density in some cases. Some instructions encodings are limited to the lower 16 registers.</text:p>
      <text:p text:style-name="P137"/>
      <text:h text:style-name="P210" text:outline-level="1"><text:bookmark-start text:name="__RefHeading___Toc3750_2500781647"/><text:reference-mark-start text:name="bundle"/>VLIW-like encoding<text:bookmark-end text:name="__RefHeading___Toc3750_2500781647"/><text:reference-mark-end text:name="bundle"/></text:h>
      <text:p text:style-name="P202"/>
      <text:p text:style-name="P200">Instructions are made out of a number of 16-bit words in a 256-bit bundle. The last 16 bits <text:span text:style-name="T23">of the bundle</text:span> are reserved for stop bits.</text:p>
      <text:p text:style-name="P201">Bit 1<text:span text:style-name="T47">5</text:span> of the stop bits is reserved and must be zero. Instructions may not cross bundles. </text:p>
      <text:p text:style-name="P201"><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text:span><text:soft-page-break/><text:span text:style-name="T47">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1" text:outline-level="1"><text:bookmark-start text:name="__RefHeading___Toc3904_1310639310"/><text:reference-mark-start text:name="ldstarch"/>Load-Store Plus<text:bookmark-end text:name="__RefHeading___Toc3904_1310639310"/><text:reference-mark-end text:name="ldstarch"/></text:h>
      <text:p text:style-name="P20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ext:soft-page-break/>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
      <text:p text:style-name="P10">64-bit alu instructions:</text:p>
      <text:p text:style-name="P10"/>
      <text:p text:style-name="P10">first source register 48,11:8</text:p>
      <text:p text:style-name="P10">target register 49,15:12</text:p>
      <text:p text:style-name="P10"/>
      <text:p text:style-name="P10">bits 63:50 zero (unchecked)</text:p>
      <text:p text:style-name="P10"><text:soft-page-break/></text:p>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ext:soft-page-break/>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ext:soft-page-break/>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19">Parity</text:p>
          </table:table-cell>
          <table:table-cell table:style-name="Table5.B2" office:value-type="string">
            <text:p text:style-name="P19">14</text:p>
          </table:table-cell>
        </table:table-row>
        <table:table-row>
          <table:table-cell table:style-name="Table5.A2" office:value-type="string">
            <text:p text:style-name="P19">Not Parity</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text:soft-page-break/>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text:soft-page-break/></text:p>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ext:soft-page-break/>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text:soft-page-break/>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text:soft-page-break/>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text:soft-page-break/>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text:soft-page-break/>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text:soft-page-break/>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text:soft-page-break/></text:p>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ext:soft-page-break/>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ext:soft-page-break/>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text:soft-page-break/></text:p>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text:soft-page-break/>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text:soft-page-break/>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ext:soft-page-break/>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ext:soft-page-break/>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text:soft-page-break/></text:p>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soft-page-break/><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2"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3" text:outline-level="1"><text:bookmark-start text:name="__RefHeading___Toc3987_2513250303"/>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text:soft-page-break/>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4" text:outline-level="1"><text:bookmark-start text:name="__RefHeading___Toc4079_3978775894"/><text:reference-mark-start text:name="excpt"/>Exceptions / Traps<text:bookmark-end text:name="__RefHeading___Toc4079_3978775894"/><text:reference-mark-end text:name="excpt"/></text:h>
      <text:p text:style-name="P206"/>
      <text:p text:style-name="P205">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ext:soft-page-break/>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row>
          <table:table-cell table:style-name="Table19.A2" office:value-type="string">
            <text:p text:style-name="P215">Pointer Security</text:p>
          </table:table-cell>
          <table:table-cell table:style-name="Table19.B2" office:value-type="string">
            <text:p text:style-name="P215">18</text:p>
          </table:table-cell>
        </table:table-row>
      </table:table>
      <text:p text:style-name="P205"/>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3-07-06T14:52:07.653957487</dc:date>
    <meta:editing-duration>PT9H9M32S</meta:editing-duration>
    <meta:editing-cycles>132</meta:editing-cycles>
    <meta:generator>LibreOffice/7.5.3.2$Linux_X86_64 LibreOffice_project/50$Build-2</meta:generator>
    <meta:document-statistic meta:table-count="20" meta:image-count="0" meta:object-count="0" meta:page-count="27" meta:paragraph-count="1339" meta:word-count="4574" meta:character-count="26627" meta:non-whitespace-character-count="23272"/>
  </office:meta>
</office:document-meta>
</file>